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2848758333333" calcext:value-type="float">
            <text:p>2.22849</text:p>
          </table:table-cell>
          <table:table-cell office:value-type="float" office:value="2.39619841666667" calcext:value-type="float">
            <text:p>2.3962</text:p>
          </table:table-cell>
          <table:table-cell office:value-type="float" office:value="3.954765" calcext:value-type="float">
            <text:p>3.954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843383333333" calcext:value-type="float">
            <text:p>2.19843</text:p>
          </table:table-cell>
          <table:table-cell office:value-type="float" office:value="2.3796505" calcext:value-type="float">
            <text:p>2.37965</text:p>
          </table:table-cell>
          <table:table-cell office:value-type="float" office:value="3.102496" calcext:value-type="float">
            <text:p>3.102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332491666667" calcext:value-type="float">
            <text:p>2.26332</text:p>
          </table:table-cell>
          <table:table-cell office:value-type="float" office:value="2.36360116666667" calcext:value-type="float">
            <text:p>2.3636</text:p>
          </table:table-cell>
          <table:table-cell office:value-type="float" office:value="4.033492" calcext:value-type="float">
            <text:p>4.033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218283333333" calcext:value-type="float">
            <text:p>2.19218</text:p>
          </table:table-cell>
          <table:table-cell office:value-type="float" office:value="2.36309991666667" calcext:value-type="float">
            <text:p>2.3631</text:p>
          </table:table-cell>
          <table:table-cell office:value-type="float" office:value="3.297045" calcext:value-type="float">
            <text:p>3.2970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4343525" calcext:value-type="float">
            <text:p>2.14344</text:p>
          </table:table-cell>
          <table:table-cell office:value-type="float" office:value="2.33429275" calcext:value-type="float">
            <text:p>2.33429</text:p>
          </table:table-cell>
          <table:table-cell office:value-type="float" office:value="3.095943" calcext:value-type="float">
            <text:p>3.0959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615083333333" calcext:value-type="float">
            <text:p>2.21615</text:p>
          </table:table-cell>
          <table:table-cell office:value-type="float" office:value="2.32801666666667" calcext:value-type="float">
            <text:p>2.32802</text:p>
          </table:table-cell>
          <table:table-cell office:value-type="float" office:value="3.405738" calcext:value-type="float">
            <text:p>3.4057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613375" calcext:value-type="float">
            <text:p>2.26613</text:p>
          </table:table-cell>
          <table:table-cell office:value-type="float" office:value="2.32209583333333" calcext:value-type="float">
            <text:p>2.3221</text:p>
          </table:table-cell>
          <table:table-cell office:value-type="float" office:value="3.746938" calcext:value-type="float">
            <text:p>3.7469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893966666667" calcext:value-type="float">
            <text:p>2.14894</text:p>
          </table:table-cell>
          <table:table-cell office:value-type="float" office:value="2.31689758333333" calcext:value-type="float">
            <text:p>2.3169</text:p>
          </table:table-cell>
          <table:table-cell office:value-type="float" office:value="2.894616" calcext:value-type="float">
            <text:p>2.8946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230241666667" calcext:value-type="float">
            <text:p>2.2023</text:p>
          </table:table-cell>
          <table:table-cell office:value-type="float" office:value="2.30244408333333" calcext:value-type="float">
            <text:p>2.30244</text:p>
          </table:table-cell>
          <table:table-cell office:value-type="float" office:value="3.176907" calcext:value-type="float">
            <text:p>3.1769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308225" calcext:value-type="float">
            <text:p>2.20308</text:p>
          </table:table-cell>
          <table:table-cell office:value-type="float" office:value="2.297776" calcext:value-type="float">
            <text:p>2.29778</text:p>
          </table:table-cell>
          <table:table-cell office:value-type="float" office:value="3.575562" calcext:value-type="float">
            <text:p>3.5755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333033333333" calcext:value-type="float">
            <text:p>2.19333</text:p>
          </table:table-cell>
          <table:table-cell office:value-type="float" office:value="2.29058116666667" calcext:value-type="float">
            <text:p>2.29058</text:p>
          </table:table-cell>
          <table:table-cell office:value-type="float" office:value="3.711063" calcext:value-type="float">
            <text:p>3.7110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929991666667" calcext:value-type="float">
            <text:p>2.2093</text:p>
          </table:table-cell>
          <table:table-cell office:value-type="float" office:value="2.28580783333333" calcext:value-type="float">
            <text:p>2.28581</text:p>
          </table:table-cell>
          <table:table-cell office:value-type="float" office:value="3.55182" calcext:value-type="float">
            <text:p>3.5518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7817208333333" calcext:value-type="float">
            <text:p>2.27817</text:p>
          </table:table-cell>
          <table:table-cell office:value-type="float" office:value="2.30497916666667" calcext:value-type="float">
            <text:p>2.30498</text:p>
          </table:table-cell>
          <table:table-cell office:value-type="float" office:value="4.044579" calcext:value-type="float">
            <text:p>4.0445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398283333333" calcext:value-type="float">
            <text:p>2.27398</text:p>
          </table:table-cell>
          <table:table-cell office:value-type="float" office:value="2.45556866666667" calcext:value-type="float">
            <text:p>2.45557</text:p>
          </table:table-cell>
          <table:table-cell office:value-type="float" office:value="4.710882" calcext:value-type="float">
            <text:p>4.7108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39595" calcext:value-type="float">
            <text:p>2.27396</text:p>
          </table:table-cell>
          <table:table-cell office:value-type="float" office:value="2.20048825" calcext:value-type="float">
            <text:p>2.20049</text:p>
          </table:table-cell>
          <table:table-cell office:value-type="float" office:value="3.588636" calcext:value-type="float">
            <text:p>3.5886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777225" calcext:value-type="float">
            <text:p>2.16777</text:p>
          </table:table-cell>
          <table:table-cell office:value-type="float" office:value="2.2603335" calcext:value-type="float">
            <text:p>2.26033</text:p>
          </table:table-cell>
          <table:table-cell office:value-type="float" office:value="3.118926" calcext:value-type="float">
            <text:p>3.1189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908925" calcext:value-type="float">
            <text:p>2.25909</text:p>
          </table:table-cell>
          <table:table-cell office:value-type="float" office:value="2.392318" calcext:value-type="float">
            <text:p>2.39232</text:p>
          </table:table-cell>
          <table:table-cell office:value-type="float" office:value="4.07313" calcext:value-type="float">
            <text:p>4.0731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5849408333333" calcext:value-type="float">
            <text:p>2.25849</text:p>
          </table:table-cell>
          <table:table-cell office:value-type="float" office:value="2.41622116666667" calcext:value-type="float">
            <text:p>2.41622</text:p>
          </table:table-cell>
          <table:table-cell office:value-type="float" office:value="4.357485" calcext:value-type="float">
            <text:p>4.357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577916666667" calcext:value-type="float">
            <text:p>2.25578</text:p>
          </table:table-cell>
          <table:table-cell office:value-type="float" office:value="2.27793666666667" calcext:value-type="float">
            <text:p>2.27794</text:p>
          </table:table-cell>
          <table:table-cell office:value-type="float" office:value="3.520066" calcext:value-type="float">
            <text:p>3.5200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5422575" calcext:value-type="float">
            <text:p>2.25423</text:p>
          </table:table-cell>
          <table:table-cell office:value-type="float" office:value="2.21602408333333" calcext:value-type="float">
            <text:p>2.21602</text:p>
          </table:table-cell>
          <table:table-cell office:value-type="float" office:value="3.425179" calcext:value-type="float">
            <text:p>3.4251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321966666667" calcext:value-type="float">
            <text:p>2.25322</text:p>
          </table:table-cell>
          <table:table-cell office:value-type="float" office:value="2.29864383333333" calcext:value-type="float">
            <text:p>2.29864</text:p>
          </table:table-cell>
          <table:table-cell office:value-type="float" office:value="3.57048" calcext:value-type="float">
            <text:p>3.5704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786108333333" calcext:value-type="float">
            <text:p>2.24786</text:p>
          </table:table-cell>
          <table:table-cell office:value-type="float" office:value="2.21428025" calcext:value-type="float">
            <text:p>2.21428</text:p>
          </table:table-cell>
          <table:table-cell office:value-type="float" office:value="3.390409" calcext:value-type="float">
            <text:p>3.3904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423058333333" calcext:value-type="float">
            <text:p>2.24423</text:p>
          </table:table-cell>
          <table:table-cell office:value-type="float" office:value="2.27834725" calcext:value-type="float">
            <text:p>2.27835</text:p>
          </table:table-cell>
          <table:table-cell office:value-type="float" office:value="3.702658" calcext:value-type="float">
            <text:p>3.7026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4291641666667" calcext:value-type="float">
            <text:p>2.24292</text:p>
          </table:table-cell>
          <table:table-cell office:value-type="float" office:value="2.28879891666667" calcext:value-type="float">
            <text:p>2.2888</text:p>
          </table:table-cell>
          <table:table-cell office:value-type="float" office:value="3.497275" calcext:value-type="float">
            <text:p>3.4972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18645" calcext:value-type="float">
            <text:p>2.24186</text:p>
          </table:table-cell>
          <table:table-cell office:value-type="float" office:value="2.40888825" calcext:value-type="float">
            <text:p>2.40889</text:p>
          </table:table-cell>
          <table:table-cell office:value-type="float" office:value="4.289352" calcext:value-type="float">
            <text:p>4.2893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261891666667" calcext:value-type="float">
            <text:p>2.23262</text:p>
          </table:table-cell>
          <table:table-cell office:value-type="float" office:value="2.39484808333333" calcext:value-type="float">
            <text:p>2.39485</text:p>
          </table:table-cell>
          <table:table-cell office:value-type="float" office:value="3.76191" calcext:value-type="float">
            <text:p>3.7619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299225" calcext:value-type="float">
            <text:p>2.22299</text:p>
          </table:table-cell>
          <table:table-cell office:value-type="float" office:value="2.19765183333333" calcext:value-type="float">
            <text:p>2.19765</text:p>
          </table:table-cell>
          <table:table-cell office:value-type="float" office:value="3.503257" calcext:value-type="float">
            <text:p>3.5032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169766666667" calcext:value-type="float">
            <text:p>2.2217</text:p>
          </table:table-cell>
          <table:table-cell office:value-type="float" office:value="2.3646135" calcext:value-type="float">
            <text:p>2.36461</text:p>
          </table:table-cell>
          <table:table-cell office:value-type="float" office:value="3.516953" calcext:value-type="float">
            <text:p>3.5169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09465" calcext:value-type="float">
            <text:p>2.22095</text:p>
          </table:table-cell>
          <table:table-cell office:value-type="float" office:value="2.41177691666667" calcext:value-type="float">
            <text:p>2.41178</text:p>
          </table:table-cell>
          <table:table-cell office:value-type="float" office:value="3.605981" calcext:value-type="float">
            <text:p>3.6059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828641666667" calcext:value-type="float">
            <text:p>2.21829</text:p>
          </table:table-cell>
          <table:table-cell office:value-type="float" office:value="2.38670766666667" calcext:value-type="float">
            <text:p>2.38671</text:p>
          </table:table-cell>
          <table:table-cell office:value-type="float" office:value="3.386449" calcext:value-type="float">
            <text:p>3.3864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80815" calcext:value-type="float">
            <text:p>2.21808</text:p>
          </table:table-cell>
          <table:table-cell office:value-type="float" office:value="2.13272941666667" calcext:value-type="float">
            <text:p>2.13273</text:p>
          </table:table-cell>
          <table:table-cell office:value-type="float" office:value="3.276701" calcext:value-type="float">
            <text:p>3.276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683491666667" calcext:value-type="float">
            <text:p>2.21683</text:p>
          </table:table-cell>
          <table:table-cell office:value-type="float" office:value="2.37272408333333" calcext:value-type="float">
            <text:p>2.37272</text:p>
          </table:table-cell>
          <table:table-cell office:value-type="float" office:value="3.432216" calcext:value-type="float">
            <text:p>3.4322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685616666667" calcext:value-type="float">
            <text:p>2.19686</text:p>
          </table:table-cell>
          <table:table-cell office:value-type="float" office:value="2.21528116666667" calcext:value-type="float">
            <text:p>2.21528</text:p>
          </table:table-cell>
          <table:table-cell office:value-type="float" office:value="3.177394" calcext:value-type="float">
            <text:p>3.1773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14146" calcext:value-type="float">
            <text:p>2.21415</text:p>
          </table:table-cell>
          <table:table-cell office:value-type="float" office:value="2.29810225" calcext:value-type="float">
            <text:p>2.2981</text:p>
          </table:table-cell>
          <table:table-cell office:value-type="float" office:value="3.535248" calcext:value-type="float">
            <text:p>3.5352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061316666667" calcext:value-type="float">
            <text:p>2.21061</text:p>
          </table:table-cell>
          <table:table-cell office:value-type="float" office:value="2.348119" calcext:value-type="float">
            <text:p>2.34812</text:p>
          </table:table-cell>
          <table:table-cell office:value-type="float" office:value="3.466208" calcext:value-type="float">
            <text:p>3.4662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6153" calcext:value-type="float">
            <text:p>2.20615</text:p>
          </table:table-cell>
          <table:table-cell office:value-type="float" office:value="2.20814091666667" calcext:value-type="float">
            <text:p>2.20814</text:p>
          </table:table-cell>
          <table:table-cell office:value-type="float" office:value="3.099644" calcext:value-type="float">
            <text:p>3.0996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0510641666667" calcext:value-type="float">
            <text:p>2.20511</text:p>
          </table:table-cell>
          <table:table-cell office:value-type="float" office:value="2.10451891666667" calcext:value-type="float">
            <text:p>2.10452</text:p>
          </table:table-cell>
          <table:table-cell office:value-type="float" office:value="2.995348" calcext:value-type="float">
            <text:p>2.9953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424783333333" calcext:value-type="float">
            <text:p>2.20425</text:p>
          </table:table-cell>
          <table:table-cell office:value-type="float" office:value="2.18243658333333" calcext:value-type="float">
            <text:p>2.18244</text:p>
          </table:table-cell>
          <table:table-cell office:value-type="float" office:value="2.912471" calcext:value-type="float">
            <text:p>2.9124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292625" calcext:value-type="float">
            <text:p>2.20293</text:p>
          </table:table-cell>
          <table:table-cell office:value-type="float" office:value="2.21507458333333" calcext:value-type="float">
            <text:p>2.21507</text:p>
          </table:table-cell>
          <table:table-cell office:value-type="float" office:value="3.141817" calcext:value-type="float">
            <text:p>3.1418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115241666667" calcext:value-type="float">
            <text:p>2.20115</text:p>
          </table:table-cell>
          <table:table-cell office:value-type="float" office:value="2.2803295" calcext:value-type="float">
            <text:p>2.28033</text:p>
          </table:table-cell>
          <table:table-cell office:value-type="float" office:value="3.41081" calcext:value-type="float">
            <text:p>3.4108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0043341666667" calcext:value-type="float">
            <text:p>2.20043</text:p>
          </table:table-cell>
          <table:table-cell office:value-type="float" office:value="2.2774505" calcext:value-type="float">
            <text:p>2.27745</text:p>
          </table:table-cell>
          <table:table-cell office:value-type="float" office:value="3.125072" calcext:value-type="float">
            <text:p>3.1250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951975" calcext:value-type="float">
            <text:p>2.19952</text:p>
          </table:table-cell>
          <table:table-cell office:value-type="float" office:value="2.31898225" calcext:value-type="float">
            <text:p>2.31898</text:p>
          </table:table-cell>
          <table:table-cell office:value-type="float" office:value="3.144546" calcext:value-type="float">
            <text:p>3.1445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306291666667" calcext:value-type="float">
            <text:p>2.19306</text:p>
          </table:table-cell>
          <table:table-cell office:value-type="float" office:value="2.2485925" calcext:value-type="float">
            <text:p>2.24859</text:p>
          </table:table-cell>
          <table:table-cell office:value-type="float" office:value="3.388313" calcext:value-type="float">
            <text:p>3.3883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283066666667" calcext:value-type="float">
            <text:p>2.19283</text:p>
          </table:table-cell>
          <table:table-cell office:value-type="float" office:value="2.16916733333333" calcext:value-type="float">
            <text:p>2.16917</text:p>
          </table:table-cell>
          <table:table-cell office:value-type="float" office:value="3.162231" calcext:value-type="float">
            <text:p>3.1622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95495" calcext:value-type="float">
            <text:p>2.18955</text:p>
          </table:table-cell>
          <table:table-cell office:value-type="float" office:value="2.19282533333333" calcext:value-type="float">
            <text:p>2.19283</text:p>
          </table:table-cell>
          <table:table-cell office:value-type="float" office:value="2.838334" calcext:value-type="float">
            <text:p>2.8383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2547" calcext:value-type="float">
            <text:p>2.19255</text:p>
          </table:table-cell>
          <table:table-cell office:value-type="float" office:value="2.26848408333333" calcext:value-type="float">
            <text:p>2.26848</text:p>
          </table:table-cell>
          <table:table-cell office:value-type="float" office:value="3.549946" calcext:value-type="float">
            <text:p>3.5499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169316666667" calcext:value-type="float">
            <text:p>2.19169</text:p>
          </table:table-cell>
          <table:table-cell office:value-type="float" office:value="2.21324441666667" calcext:value-type="float">
            <text:p>2.21324</text:p>
          </table:table-cell>
          <table:table-cell office:value-type="float" office:value="3.362503" calcext:value-type="float">
            <text:p>3.362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660875" calcext:value-type="float">
            <text:p>2.18661</text:p>
          </table:table-cell>
          <table:table-cell office:value-type="float" office:value="2.40117708333333" calcext:value-type="float">
            <text:p>2.40118</text:p>
          </table:table-cell>
          <table:table-cell office:value-type="float" office:value="3.676663" calcext:value-type="float">
            <text:p>3.6766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2289" calcext:value-type="float">
            <text:p>2.18229</text:p>
          </table:table-cell>
          <table:table-cell office:value-type="float" office:value="2.27701108333333" calcext:value-type="float">
            <text:p>2.27701</text:p>
          </table:table-cell>
          <table:table-cell office:value-type="float" office:value="3.417157" calcext:value-type="float">
            <text:p>3.4171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8007" calcext:value-type="float">
            <text:p>2.18007</text:p>
          </table:table-cell>
          <table:table-cell office:value-type="float" office:value="2.25764166666667" calcext:value-type="float">
            <text:p>2.25764</text:p>
          </table:table-cell>
          <table:table-cell office:value-type="float" office:value="3.485393" calcext:value-type="float">
            <text:p>3.4853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7981833333333" calcext:value-type="float">
            <text:p>2.17982</text:p>
          </table:table-cell>
          <table:table-cell office:value-type="float" office:value="2.17233708333333" calcext:value-type="float">
            <text:p>2.17234</text:p>
          </table:table-cell>
          <table:table-cell office:value-type="float" office:value="3.152816" calcext:value-type="float">
            <text:p>3.1528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906783333333" calcext:value-type="float">
            <text:p>2.17907</text:p>
          </table:table-cell>
          <table:table-cell office:value-type="float" office:value="2.2452495" calcext:value-type="float">
            <text:p>2.24525</text:p>
          </table:table-cell>
          <table:table-cell office:value-type="float" office:value="3.080206" calcext:value-type="float">
            <text:p>3.0802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7863875" calcext:value-type="float">
            <text:p>2.17864</text:p>
          </table:table-cell>
          <table:table-cell office:value-type="float" office:value="2.23833541666667" calcext:value-type="float">
            <text:p>2.23834</text:p>
          </table:table-cell>
          <table:table-cell office:value-type="float" office:value="3.175748" calcext:value-type="float">
            <text:p>3.1757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377525" calcext:value-type="float">
            <text:p>2.17378</text:p>
          </table:table-cell>
          <table:table-cell office:value-type="float" office:value="2.20806858333333" calcext:value-type="float">
            <text:p>2.20807</text:p>
          </table:table-cell>
          <table:table-cell office:value-type="float" office:value="2.953156" calcext:value-type="float">
            <text:p>2.9531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5518583333333" calcext:value-type="float">
            <text:p>2.15519</text:p>
          </table:table-cell>
          <table:table-cell office:value-type="float" office:value="2.2349075" calcext:value-type="float">
            <text:p>2.23491</text:p>
          </table:table-cell>
          <table:table-cell office:value-type="float" office:value="3.048424" calcext:value-type="float">
            <text:p>3.0484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101558333333" calcext:value-type="float">
            <text:p>2.15102</text:p>
          </table:table-cell>
          <table:table-cell office:value-type="float" office:value="2.21283225" calcext:value-type="float">
            <text:p>2.21283</text:p>
          </table:table-cell>
          <table:table-cell office:value-type="float" office:value="2.769619" calcext:value-type="float">
            <text:p>2.7696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028066666667" calcext:value-type="float">
            <text:p>2.15028</text:p>
          </table:table-cell>
          <table:table-cell office:value-type="float" office:value="2.24637066666667" calcext:value-type="float">
            <text:p>2.24637</text:p>
          </table:table-cell>
          <table:table-cell office:value-type="float" office:value="3.18703" calcext:value-type="float">
            <text:p>3.1870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045883333333" calcext:value-type="float">
            <text:p>2.14046</text:p>
          </table:table-cell>
          <table:table-cell office:value-type="float" office:value="2.19630175" calcext:value-type="float">
            <text:p>2.1963</text:p>
          </table:table-cell>
          <table:table-cell office:value-type="float" office:value="2.659852" calcext:value-type="float">
            <text:p>2.6598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2452383333333" calcext:value-type="float">
            <text:p>2.12452</text:p>
          </table:table-cell>
          <table:table-cell office:value-type="float" office:value="2.19419758333333" calcext:value-type="float">
            <text:p>2.1942</text:p>
          </table:table-cell>
          <table:table-cell office:value-type="float" office:value="2.644346" calcext:value-type="float">
            <text:p>2.6443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0101175" calcext:value-type="float">
            <text:p>2.10101</text:p>
          </table:table-cell>
          <table:table-cell office:value-type="float" office:value="2.19820841666667" calcext:value-type="float">
            <text:p>2.19821</text:p>
          </table:table-cell>
          <table:table-cell office:value-type="float" office:value="2.58854" calcext:value-type="float">
            <text:p>2.5885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A1:.A5])" office:value-type="float" office:value="4" calcext:value-type="float">
            <text:p>4</text:p>
          </table:table-cell>
          <table:table-cell table:formula="of:=SUM([.B1:.B5])" office:value-type="float" office:value="1" calcext:value-type="float">
            <text:p>1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1" calcext:value-type="float">
            <text:p>1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1" calcext:value-type="float">
            <text:p>1</text:p>
          </table:table-cell>
          <table:table-cell table:formula="of:=SUM([.J1:.J5])" office:value-type="float" office:value="1" calcext:value-type="float">
            <text:p>1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4" calcext:value-type="float">
            <text:p>4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4" calcext:value-type="float">
            <text:p>4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5" calcext:value-type="float">
            <text:p>5</text:p>
          </table:table-cell>
          <table:table-cell table:formula="of:=SUM([.R1:.R5])" office:value-type="float" office:value="0" calcext:value-type="float">
            <text:p>0</text:p>
          </table:table-cell>
          <table:table-cell table:formula="of:=SUM([.S1:.S5])" office:value-type="float" office:value="1" calcext:value-type="float">
            <text:p>1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1" calcext:value-type="float">
            <text:p>1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0" calcext:value-type="float">
            <text:p>0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4" calcext:value-type="float">
            <text:p>4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1" calcext:value-type="float">
            <text:p>1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5" calcext:value-type="float">
            <text:p>5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4" calcext:value-type="float">
            <text:p>4</text:p>
          </table:table-cell>
          <table:table-cell table:formula="of:=SUM([.AP1:.AP5])" office:value-type="float" office:value="1" calcext:value-type="float">
            <text:p>1</text:p>
          </table:table-cell>
          <table:table-cell table:formula="of:=SUM([.AQ1:.AQ5])" office:value-type="float" office:value="0" calcext:value-type="float">
            <text:p>0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5" calcext:value-type="float">
            <text:p>5</text:p>
          </table:table-cell>
          <table:table-cell table:formula="of:=SUM([.AT1:.AT5])" office:value-type="float" office:value="1" calcext:value-type="float">
            <text:p>1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4" calcext:value-type="float">
            <text:p>4</text:p>
          </table:table-cell>
          <table:table-cell table:formula="of:=SUM([.AW1:.AW5])" office:value-type="float" office:value="4" calcext:value-type="float">
            <text:p>4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4" calcext:value-type="float">
            <text:p>4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4" calcext:value-type="float">
            <text:p>4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1" calcext:value-type="float">
            <text:p>1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4" calcext:value-type="float">
            <text:p>4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4" calcext:value-type="float">
            <text:p>4</text:p>
          </table:table-cell>
          <table:table-cell table:formula="of:=SUM([.BL1:.BL5])" office:value-type="float" office:value="1" calcext:value-type="float">
            <text:p>1</text:p>
          </table:table-cell>
          <table:table-cell table:formula="of:=SUM([.BM1:.BM5])" office:value-type="float" office:value="4" calcext:value-type="float">
            <text:p>4</text:p>
          </table:table-cell>
          <table:table-cell table:formula="of:=SUM([.BN1:.BN5])" office:value-type="float" office:value="0" calcext:value-type="float">
            <text:p>0</text:p>
          </table:table-cell>
          <table:table-cell table:formula="of:=SUM([.BO1:.BO5])" office:value-type="float" office:value="0" calcext:value-type="float">
            <text:p>0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0:37:57.377732560</dc:date>
    <meta:document-statistic meta:table-count="1" meta:cell-count="4640" meta:object-count="0"/>
    <meta:generator>LibreOffice/4.2.8.2$Linux_X86_64 LibreOffice_project/420m0$Build-2</meta:generator>
  </office:meta>
</office:document-meta>
</file>